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pitch="fixed" style:font-charset="x-symbol"/>
    <style:font-face style:name="Lohit Hindi1" svg:font-family="'Lohit Hindi'"/>
    <style:font-face style:name="OpenSymbol" svg:font-family="OpenSymbol"/>
    <style:font-face style:name="Umpush" svg:font-family="Umpush" style:font-pitch="variable"/>
    <style:font-face style:name="梅明朝" svg:font-family="梅明朝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8pt" officeooo:paragraph-rsid="00155955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officeooo:paragraph-rsid="00155955" style:font-size-asian="10.5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paragraph-rsid="0015595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paragraph-rsid="00155955" style:font-size-asian="10.5pt" style:font-size-complex="12pt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2pt" officeooo:paragraph-rsid="00155955" style:font-size-asian="10.5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officeooo:paragraph-rsid="00155955" style:font-size-asian="10.5pt" style:font-size-complex="12pt"/>
    </style:style>
    <style:style style:name="P7" style:family="paragraph" style:parent-style-name="Text_20_body">
      <style:text-properties fo:font-weight="bold" officeooo:paragraph-rsid="00196ba1" style:font-weight-asian="bold" style:font-weight-complex="bold"/>
    </style:style>
    <style:style style:name="P8" style:family="paragraph" style:parent-style-name="Text_20_body">
      <style:text-properties style:font-name="Arial" officeooo:paragraph-rsid="00156811"/>
    </style:style>
    <style:style style:name="P9" style:family="paragraph" style:parent-style-name="Text_20_body" style:list-style-name="L1">
      <style:text-properties style:font-name="Arial" fo:font-weight="bold" officeooo:paragraph-rsid="00196ba1" style:font-weight-asian="bold" style:font-weight-complex="bold"/>
    </style:style>
    <style:style style:name="P10" style:family="paragraph" style:parent-style-name="Text_20_body">
      <style:text-properties style:font-name="Arial" fo:font-size="12pt" officeooo:paragraph-rsid="00196ba1" style:font-size-asian="10.5pt" style:font-size-complex="12pt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style:font-name="Arial" officeooo:paragraph-rsid="00156811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Arial" fo:font-weight="bold" officeooo:paragraph-rsid="00156811" style:font-weight-asian="bold" style:font-weight-complex="bold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Arial" fo:font-weight="bold" officeooo:paragraph-rsid="00171a84" style:font-weight-asian="bold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Arial" fo:font-weight="bold" officeooo:paragraph-rsid="00196ba1" style:font-weight-asian="bold" style:font-weight-complex="bold"/>
    </style:style>
    <style:style style:name="P15" style:family="paragraph" style:parent-style-name="Text_20_body">
      <style:paragraph-properties fo:margin-left="1.231cm" fo:margin-right="0cm" fo:text-indent="0cm" style:auto-text-indent="false"/>
      <style:text-properties style:font-name="Arial" fo:font-size="12pt" officeooo:paragraph-rsid="00196ba1" style:font-size-asian="10.5pt" style:font-size-complex="12pt"/>
    </style:style>
    <style:style style:name="P16" style:family="paragraph" style:parent-style-name="Text_20_body">
      <style:paragraph-properties fo:margin-left="1.231cm" fo:margin-right="0cm" fo:text-indent="0cm" style:auto-text-indent="false"/>
      <style:text-properties style:font-name="Arial" fo:font-size="12pt" officeooo:paragraph-rsid="001a714a" style:font-size-asian="10.5pt" style:font-size-complex="12pt"/>
    </style:style>
    <style:style style:name="P17" style:family="paragraph" style:parent-style-name="Text_20_body">
      <style:paragraph-properties fo:margin-left="1.27cm" fo:margin-right="0cm" fo:text-indent="0cm" style:auto-text-indent="false">
        <style:tab-stops/>
      </style:paragraph-properties>
      <style:text-properties style:font-name="Arial" fo:font-size="12pt" officeooo:paragraph-rsid="001a714a" style:font-size-asian="10.5pt" style:font-size-complex="12pt"/>
    </style:style>
    <style:style style:name="P18" style:family="paragraph" style:parent-style-name="Heading_20_1">
      <style:paragraph-properties fo:break-before="page"/>
      <style:text-properties officeooo:paragraph-rsid="00155955"/>
    </style:style>
    <style:style style:name="P19" style:family="paragraph" style:parent-style-name="Heading_20_3">
      <style:paragraph-properties fo:margin-left="2.501cm" fo:margin-right="0cm" fo:text-indent="-1.27cm" style:auto-text-indent="false"/>
    </style:style>
    <style:style style:name="P20" style:family="paragraph" style:parent-style-name="Heading_20_3">
      <style:paragraph-properties fo:margin-left="2.501cm" fo:margin-right="0cm" fo:text-indent="-1.27cm" style:auto-text-indent="false"/>
      <style:text-properties officeooo:paragraph-rsid="00196ba1"/>
    </style:style>
    <style:style style:name="T1" style:family="text">
      <style:text-properties officeooo:rsid="00155955"/>
    </style:style>
    <style:style style:name="T2" style:family="text">
      <style:text-properties style:font-name="Arial" fo:font-size="12pt" officeooo:rsid="00155955" style:font-size-asian="10.5pt" style:font-size-complex="12pt"/>
    </style:style>
    <style:style style:name="T3" style:family="text">
      <style:text-properties style:font-name="Arial" fo:font-size="16.1000003814697pt" officeooo:rsid="00196ba1" style:font-size-asian="16.1000003814697pt" style:font-size-complex="16.1000003814697pt"/>
    </style:style>
    <style:style style:name="T4" style:family="text">
      <style:text-properties officeooo:rsid="00156811"/>
    </style:style>
    <style:style style:name="T5" style:family="text">
      <style:text-properties fo:font-weight="bold" officeooo:rsid="00156811" style:font-weight-asian="bold" style:font-weight-complex="bold"/>
    </style:style>
    <style:style style:name="T6" style:family="text">
      <style:text-properties fo:font-weight="bold" officeooo:rsid="00196ba1" style:font-weight-asian="bold" style:font-weight-complex="bold"/>
    </style:style>
    <style:style style:name="T7" style:family="text">
      <style:text-properties fo:font-weight="normal" officeooo:rsid="00156811" style:font-weight-asian="normal" style:font-weight-complex="normal"/>
    </style:style>
    <style:style style:name="T8" style:family="text">
      <style:text-properties fo:font-weight="normal" officeooo:rsid="00171a84" style:font-weight-asian="normal" style:font-weight-complex="normal"/>
    </style:style>
    <style:style style:name="T9" style:family="text">
      <style:text-properties fo:font-weight="normal" officeooo:rsid="00196ba1" style:font-weight-asian="normal" style:font-weight-complex="normal"/>
    </style:style>
    <style:style style:name="T10" style:family="text">
      <style:text-properties fo:font-weight="normal" officeooo:rsid="00155955" style:font-weight-asian="normal" style:font-weight-complex="normal"/>
    </style:style>
    <style:style style:name="T11" style:family="text">
      <style:text-properties fo:font-weight="normal" officeooo:rsid="001a714a" style:font-weight-asian="normal" style:font-weight-complex="normal"/>
    </style:style>
    <style:style style:name="T12" style:family="text">
      <style:text-properties officeooo:rsid="00171a84"/>
    </style:style>
    <style:style style:name="T13" style:family="text">
      <style:text-properties officeooo:rsid="00196ba1"/>
    </style:style>
    <style:style style:name="T14" style:family="text">
      <style:text-properties fo:font-size="16.1000003814697pt" officeooo:rsid="00196ba1" style:font-size-asian="16.1000003814697pt" style:font-size-complex="16.1000003814697pt"/>
    </style:style>
    <style:style style:name="T15" style:family="text">
      <style:text-properties fo:font-size="16.1000003814697pt" officeooo:rsid="00155955" style:font-size-asian="16.1000003814697pt" style:font-size-complex="16.1000003814697pt"/>
    </style:style>
    <style:style style:name="T16" style:family="text">
      <style:text-properties fo:font-style="italic" officeooo:rsid="00196ba1" style:font-style-asian="italic" style:font-style-complex="italic"/>
    </style:style>
    <style:style style:name="T17" style:family="text">
      <style:text-properties fo:font-style="italic" officeooo:rsid="001a714a" style:font-style-asian="italic" style:font-style-complex="italic"/>
    </style:style>
    <style:style style:name="T18" style:family="text">
      <style:text-properties fo:font-style="normal" officeooo:rsid="00196ba1" style:font-style-asian="normal" style:font-style-complex="normal"/>
    </style:style>
    <style:style style:name="T19" style:family="text">
      <style:text-properties fo:font-style="normal" officeooo:rsid="001a714a" style:font-style-asian="normal" style:font-style-complex="normal"/>
    </style:style>
    <style:style style:name="T20" style:family="text">
      <style:text-properties officeooo:rsid="001a71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ma Carla 1.0</text:span></text:p>
      <text:p text:style-name="P2"><text:span text:style-name="T1">un software di Claudio Desideri e Luca Foschiani</text:span></text:p>
      <text:p text:style-name="P3"><text:span text:style-name="T1">(110059) <text:s text:c="13"/>(109623) <text:s text:c="38"/></text:span></text:p>
      <text:p text:style-name="P4"><text:span text:style-name="T1"/></text:p>
      <text:p text:style-name="P4"><text:span text:style-name="T1"/></text:p>
      <text:p text:style-name="P4"><text:span text:style-name="T1">1.0 – Obiettivi del progetto</text:span></text:p>
      <text:p text:style-name="P4"><text:span text:style-name="T1"/></text:p>
      <text:p text:style-name="P4"><text:span text:style-name="T1">2.0 – Infrastruttura di rete</text:span></text:p>
      <text:p text:style-name="P5"><text:span text:style-name="T1">2.1 – Server</text:span></text:p>
      <text:p text:style-name="P5"><text:span text:style-name="T1">2.2 – Client</text:span></text:p>
      <text:p text:style-name="P5"><text:span text:style-name="T1"/></text:p>
      <text:p text:style-name="P6"><text:span text:style-name="T1">3.0 – Complessità algoritmica</text:span></text:p>
      <text:p text:style-name="P5"><text:span text:style-name="T1">3.1 – Coda di gioco</text:span></text:p>
      <text:p text:style-name="P5"><text:span text:style-name="T1"/></text:p>
      <text:p text:style-name="P6"><text:span text:style-name="T1">4.0 – Esempio di partita</text:span></text:p>
      <text:p text:style-name="P5"><text:span text:style-name="T1">4.1 – Registrazione utente</text:span></text:p>
      <text:p text:style-name="P5"><text:span text:style-name="T1">4.2 – Un server, due client</text:span></text:p>
      <text:p text:style-name="P5"><text:span text:style-name="T1">4.3 – Vinta o persa?</text:span></text:p>
      <text:h text:style-name="P18" text:outline-level="1"><text:span text:style-name="T1">1.0 </text:span><text:span text:style-name="T2">– </text:span><text:span text:style-name="T1">Obiettivi di progetto</text:span></text:h>
      <text:p text:style-name="P8"><text:span text:style-name="T4">Dopo un'attenta analisi del gioco della dama, con numerose prove sul campo, abbiamo stilato una lista di requisiti che devono essere soddisfatti dal nostro software.</text:span></text:p>
      <text:p text:style-name="P11"><text:span text:style-name="T5">1)</text:span><text:span text:style-name="T4"> Il software deve poter permettere a 2 persone anche fisicamente distanti di disputare un incontro a dama con il sussidio di almeno 2 calcolatori.</text:span></text:p>
      <text:p text:style-name="P12"><text:span text:style-name="T4">2)</text:span><text:span text:style-name="T7"> Il software deve essere sicuro per l'utente, cioè deve fornire gli strumenti atti al riconoscimento univoco della persona giocante.</text:span></text:p>
      <text:p text:style-name="P13"><text:span text:style-name="T12">3)</text:span><text:span text:style-name="T8"> Il software deve essere intuitivo ed immediato nell'utilizzo, grazie all'utilizzo di un'interfaccia grafica semplice ma efficace.</text:span></text:p>
      <text:p text:style-name="P13"><text:span text:style-name="T8"/></text:p>
      <text:p text:style-name="P14"><text:span text:style-name="T9">Al fine di soddisfare questi tre requisiti abbiamo deciso l'adozione dei seguenti strumenti di sviluppo:</text:span></text:p>
      <text:list xml:id="list854544199" text:style-name="L1">
        <text:list-item>
          <text:p text:style-name="P9"><text:span text:style-name="T13">clang,</text:span><text:span text:style-name="T9"> come compilatore moderno ed efficiente</text:span></text:p>
        </text:list-item>
        <text:list-item>
          <text:p text:style-name="P9"><text:span text:style-name="T13">make,</text:span><text:span text:style-name="T9"> come strumento di build/clean automatico</text:span></text:p>
        </text:list-item>
        <text:list-item>
          <text:p text:style-name="P9"><text:span text:style-name="T13">gdb,</text:span><text:span text:style-name="T9"> come debugger per risolvere i bug più ostici</text:span></text:p>
        </text:list-item>
        <text:list-item>
          <text:p text:style-name="P9"><text:span text:style-name="T13">valgrind,</text:span><text:span text:style-name="T9"> per evitare memleaks e bug critici per la memoria</text:span></text:p>
        </text:list-item>
        <text:list-item>
          <text:p text:style-name="P9"><text:span text:style-name="T13">mercurial,</text:span><text:span text:style-name="T9"> come sistema di versioning online</text:span></text:p>
        </text:list-item>
      </text:list>
      <text:p text:style-name="P7"><text:span text:style-name="T10"/></text:p>
      <text:h text:style-name="Heading_20_1" text:outline-level="1"><text:span text:style-name="T13">2.0 </text:span><text:span text:style-name="T2">– </text:span><text:span text:style-name="T3">Infrastruttura di rete</text:span></text:h>
      <text:p text:style-name="P10"><text:span text:style-name="T13">L'infrastruttura di rete di DamaCarla è basata sulla comunicazione tra i client e un server centrare che gestisce le autenticazioni, le code, le partite e i risultati (non ancora supportati).</text:span></text:p>
      <text:p text:style-name="P10"><text:span text:style-name="T13">Al fine di soddisfare queste esigenze abbiamo deciso di usare un particolare messaggio unificato standard chiamato </text:span><text:span text:style-name="T16">netmessage</text:span><text:span text:style-name="T18"> che altro non è che una struct contentene 5 stringhe da 50 caratteri l'una. </text:span></text:p>
      <text:h text:style-name="P19" text:outline-level="3"><text:span text:style-name="T14">2.1</text:span><text:span text:style-name="T13"> </text:span><text:span text:style-name="T15">–</text:span><text:span text:style-name="T1"> </text:span><text:span text:style-name="T14">Server</text:span></text:h>
      <text:p text:style-name="P15"><text:span text:style-name="T13">Il server è composto da un unico processo che si occupa di rispondere a tutti i client che fanno richiesta. Il server, quindi, una volta avviato resta in una imperturbabile attesa di richieste.</text:span></text:p>
      <text:p text:style-name="P15"><text:span text:style-name="T13">Nel momento in cui un client fa richiesta il socket accetta la connessione, vengono elaborati i dati nel server e viene formulata una risposta che viene immediamente spedita al client, per aggiornarlo sulla situazione. Al termina di questa “operazione atomica” la connessione viene chiusa.</text:span></text:p>
      <text:p text:style-name="P15"><text:span text:style-name="T13">La gestione della connessione quindi è </text:span><text:span text:style-name="T6">stateless</text:span><text:span text:style-name="T9">. Il server, infatti, non manderà mai dati ad un client senza che questo prima ne abbia fatto esplicita richiesta.</text:span></text:p>
      <text:p text:style-name="P16"><text:span text:style-name="T11">Particolare menzione richiede la gestione del log utente e delle partite, gestita con hash univoci da 30 caratteri alfanumerici generati casualmente.</text:span></text:p>
      <text:h text:style-name="P20" text:outline-level="3"><text:soft-page-break/><text:span text:style-name="T14">2.2 </text:span><text:span text:style-name="T15">– </text:span><text:span text:style-name="T14">Client</text:span></text:h>
      <text:p text:style-name="P17"><text:span text:style-name="T20">Il client si comporta esattamente come descritto sopra, con la particolarità di nascondere gran parte del lavoro dietro ad un'interfaccia grafica scritta con l'ausilio delle librerie </text:span><text:span text:style-name="T17">ncurses</text:span><text:span text:style-name="T19">.</text:span></text:p>
      <text:p text:style-name="P17"><text:span text:style-name="T19">Dall'accensione allo spegnimento infatti, ogni azione è coperta da interfaccia graf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ebdings" svg:font-family="Webdings" style:font-pitch="fixed" style:font-charset="x-symbol"/>
    <style:font-face style:name="Lohit Hindi1" svg:font-family="'Lohit Hindi'"/>
    <style:font-face style:name="OpenSymbol" svg:font-family="OpenSymbol"/>
    <style:font-face style:name="Umpush" svg:font-family="Umpush" style:font-pitch="variable"/>
    <style:font-face style:name="梅明朝" svg:font-family="梅明朝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Desideri</meta:initial-creator>
    <meta:creation-date>2013-04-11T22:21:55</meta:creation-date>
    <dc:date>2013-04-11T23:08:15</dc:date>
    <dc:creator>Claudio Desideri</dc:creator>
    <meta:editing-duration>PT30M40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3" meta:paragraph-count="35" meta:word-count="441" meta:character-count="2830" meta:non-whitespace-character-count="2376"/>
  </office:meta>
</office:document-meta>
</file>